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Tabel1" style:family="table">
      <style:table-properties style:width="16.619cm" fo:margin-left="0.379cm" table:align="left" style:writing-mode="lr-tb"/>
    </style:style>
    <style:style style:name="Tabel1.A" style:family="table-column">
      <style:table-column-properties style:column-width="0.617cm"/>
    </style:style>
    <style:style style:name="Tabel1.B" style:family="table-column">
      <style:table-column-properties style:column-width="16.002cm"/>
    </style:style>
    <style:style style:name="Tabel1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3d086d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2b675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2cf1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Mono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Standard">
      <style:text-properties officeooo:paragraph-rsid="0a0f7b62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2b675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2b675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daef67d"/>
    </style:style>
    <style:style style:name="P38" style:family="paragraph" style:parent-style-name="Standard">
      <style:text-properties officeooo:paragraph-rsid="0dce9327"/>
    </style:style>
    <style:style style:name="P39" style:family="paragraph" style:parent-style-name="Standard">
      <style:text-properties officeooo:paragraph-rsid="0e153b91"/>
    </style:style>
    <style:style style:name="P40" style:family="paragraph" style:parent-style-name="Standard">
      <style:text-properties officeooo:paragraph-rsid="0e2b675d"/>
    </style:style>
    <style:style style:name="P41" style:family="paragraph" style:parent-style-name="Standard">
      <style:text-properties officeooo:paragraph-rsid="0e347187"/>
    </style:style>
    <style:style style:name="P42" style:family="paragraph" style:parent-style-name="Standard">
      <style:text-properties officeooo:paragraph-rsid="0e358623"/>
    </style:style>
    <style:style style:name="P43" style:family="paragraph" style:parent-style-name="Standard">
      <style:text-properties officeooo:paragraph-rsid="0e3d086d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e3d086d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3d086d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4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officeooo:paragraph-rsid="0d804757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675d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67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style:font-name="Liberation Sans" fo:font-size="12pt"/>
    </style:style>
    <style:style style:name="T6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" fo:font-size="12pt" style:font-size-asian="12pt" style:font-size-complex="12pt"/>
    </style:style>
    <style:style style:name="T64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65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66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67" style:family="text">
      <style:text-properties style:font-name="Liberation Sans" fo:font-size="12pt" fo:font-weight="normal" officeooo:rsid="0e3d4b6f" fo:background-color="transparent" loext:char-shading-value="0" style:font-weight-asian="normal" style:font-weight-complex="normal"/>
    </style:style>
    <style:style style:name="T68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e3b33d0" style:font-weight-asian="bold" style:font-weight-complex="bold"/>
    </style:style>
    <style:style style:name="T71" style:family="text">
      <style:text-properties fo:font-weight="bold" officeooo:rsid="0e3d086d" style:font-weight-asian="bold" style:font-weight-complex="bold"/>
    </style:style>
    <style:style style:name="T72" style:family="text">
      <style:text-properties style:font-name="Liberation Mono" fo:font-size="12pt" fo:font-weight="normal" fo:background-color="transparent" loext:char-shading-value="0" style:font-weight-asian="normal" style:font-weight-complex="normal"/>
    </style:style>
    <style:style style:name="T73" style:family="text">
      <style:text-properties style:font-name="Liberation Mono"/>
    </style:style>
    <style:style style:name="T74" style:family="text">
      <style:text-properties officeooo:rsid="0e44b281"/>
    </style:style>
    <style:style style:name="T75" style:family="text">
      <style:text-properties officeooo:rsid="0e4666a5"/>
    </style:style>
    <style:style style:name="T76" style:family="text">
      <style:text-properties officeooo:rsid="0e47c41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43">C</text:span></text:span><text:span text:style-name="Strong_20_Emphasis"><text:span text:style-name="T42">hecklist voor </text:span></text:span><text:span text:style-name="Strong_20_Emphasis"><text:span text:style-name="T48">het</text:span></text:span><text:span text:style-name="Strong_20_Emphasis"><text:span text:style-name="T44"> inst</text:span></text:span><text:span text:style-name="Strong_20_Emphasis"><text:span text:style-name="T48">e</text:span></text:span><text:span text:style-name="Strong_20_Emphasis"><text:span text:style-name="T44">ll</text:span></text:span><text:span text:style-name="Strong_20_Emphasis"><text:span text:style-name="T48">en</text:span></text:span><text:span text:style-name="Strong_20_Emphasis"><text:span text:style-name="T42"> van </text:span></text:span><text:span text:style-name="Strong_20_Emphasis"><text:span text:style-name="T49">apps op </text:span></text:span><text:span text:style-name="Strong_20_Emphasis"><text:span text:style-name="T48">een</text:span></text:span><text:span text:style-name="Strong_20_Emphasis"><text:span text:style-name="T45"> </text:span></text:span><text:span text:style-name="Strong_20_Emphasis"><text:span text:style-name="T49">Ubunt</text:span></text:span><text:span text:style-name="Strong_20_Emphasis"><text:span text:style-name="T50">u</text:span></text:span><text:span text:style-name="Strong_20_Emphasis"><text:span text:style-name="T49"> of Debian GNU/Linux </text:span></text:span><text:span text:style-name="Strong_20_Emphasis"><text:span text:style-name="T51">desktop</text:span></text:span><text:span text:style-name="Strong_20_Emphasis"><text:span text:style-name="T47">.</text:span></text:span></text:p>
      <text:p text:style-name="P3"/>
      <text:p text:style-name="P39"><text:span text:style-name="T12">Kijk op</text:span><text:span text:style-name="T42"> </text:span><text:a xlink:type="simple" xlink:href="https://karelzimmer.nl/" text:style-name="Internet_20_link" text:visited-style-name="Visited_20_Internet_20_Link"><text:span text:style-name="Internet_20_link"><text:span text:style-name="T62">karelzimmer.nl</text:span></text:span></text:a><text:span text:style-name="T42"> </text:span><text:span text:style-name="T58">voor</text:span><text:span text:style-name="T59"> </text:span><text:span text:style-name="T60">deze en andere </text:span><text:span text:style-name="T16">checklists, scripts, </text:span><text:span text:style-name="T17">en informatie</text:span><text:span text:style-name="T16">.</text:span></text:p>
      <text:p text:style-name="P4"/>
      <text:p text:style-name="P26"><text:span text:style-name="T9">D</text:span><text:span text:style-name="T8">it is een invulbare PD</text:span><text:span text:style-name="T10">F</text:span><text:span text:style-name="T8"> met tekst- en keuzevakken; </text:span><text:span text:style-name="T11">a</text:span><text:span text:style-name="T8">fdrukken is niet noodzakelijk.</text:span></text:p>
      <text:p text:style-name="P14"/>
      <text:p text:style-name="P47"/>
      <text:list xml:id="list3831812561" text:style-name="L1">
        <text:list-item>
          <text:p text:style-name="P48"><text:bookmark-start text:name="__RefNumPara__4083_1271708128"/>AdGuard-extensie (adblocker) instell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59471598704">
          <table:table-cell table:style-name="_31_._5f_Installatie_5f_voorbereiden.A1" office:value-type="string">
            <text:p text:style-name="P34"><text:span text:style-name="Strong_20_Emphasis"><text:span text:style-name="T20"><text:s/></text:span></text:span><text:span text:style-name="Strong_20_Emphasis"><text:span text:style-name="T29"><draw:control text:anchor-type="as-char" draw:z-index="4" draw:name="Vorm3_ 1" draw:style-name="gr1" draw:text-style-name="P5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3959472320960">
          <table:table-cell table:style-name="_31_._5f_Installatie_5f_voorbereiden.A1" office:value-type="string">
            <text:p text:style-name="P33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5">Start <text:span text:style-name="T69">Google Chrome</text:span>.</text:p>
            <text:p text:style-name="P5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5">Klik op <text:span text:style-name="T69">Toev. aan Chrome</text:span>.</text:p>
            <text:p text:style-name="P36"><text:span text:style-name="Strong_20_Emphasis"><text:span text:style-name="T22">Klik op </text:span></text:span><text:span text:style-name="Strong_20_Emphasis"><text:span text:style-name="T35">Extensie toevoegen</text:span></text:span><text:span text:style-name="Strong_20_Emphasis"><text:span text:style-name="T22">.</text:span></text:span></text:p>
          </table:table-cell>
        </table:table-row>
        <table:table-row table:style-name="TableLine93959472321584"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</table:table-row>
        <table:table-row table:style-name="TableLine93959472322256">
          <table:table-cell table:style-name="_31_._5f_Installatie_5f_voorbereiden.A1" office:value-type="string">
            <text:p text:style-name="P31"><text:span text:style-name="Strong_20_Emphasis"><text:span text:style-name="T24"><text:s/></text:span></text:span><text:span text:style-name="Strong_20_Emphasis"><text:span text:style-name="T30"><draw:control text:anchor-type="as-char" draw:z-index="0" draw:name="Vorm4" draw:style-name="gr1" draw:text-style-name="P5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4">Mozilla Firefox</text:span></text:span></text:p>
          </table:table-cell>
        </table:table-row>
        <table:table-row table:style-name="TableLine93959472322880">
          <table:table-cell table:style-name="_31_._5f_Installatie_5f_voorbereiden.A1" office:value-type="string">
            <text:p text:style-name="P37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>Start <text:span text:style-name="T69">Firefox webbrowser</text:span>.</text:p>
            <text:p text:style-name="P6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6">Klik op <text:span text:style-name="T69">Toevoegen aan Firefox</text:span>.</text:p>
            <text:p text:style-name="P6">Klik op <text:span text:style-name="T69">Toevoegen</text:span>.</text:p>
            <text:p text:style-name="P6"><text:span text:style-name="User_20_Entry"><text:span text:style-name="T19">Klik op </text:span></text:span><text:span text:style-name="User_20_Entry"><text:span text:style-name="T64">Oké, begrepen</text:span></text:span><text:span text:style-name="User_20_Entry"><text:span text:style-name="T19">.</text:span></text:span></text:p>
          </table:table-cell>
        </table:table-row>
      </table:table>
      <text:p text:style-name="P16"/>
      <text:list xml:id="list195317933325668" text:continue-numbering="true" text:style-name="L1">
        <text:list-item>
          <text:p text:style-name="P49"><text:bookmark-start text:name="__RefNumPara__4009_1271708128"/><text:span text:style-name="Strong_20_Emphasis"><text:span text:style-name="T61">Bitwarden-extensie (wachtwoordbeheer) instell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59472326592">
          <table:table-cell table:style-name="_32_._5f_Installatie_5f_uitvoeren.A1" office:value-type="string">
            <text:p text:style-name="P31"><text:span text:style-name="Strong_20_Emphasis"><text:span text:style-name="T24"><text:s/></text:span></text:span><text:span text:style-name="Strong_20_Emphasis"><text:span text:style-name="T30"><draw:control text:anchor-type="as-char" draw:z-index="1" draw:name="Vorm9" draw:style-name="gr1" draw:text-style-name="P5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8">Ingebruikname van Bitwarden bestaat uit de volgende stappen:</text:p>
          </table:table-cell>
        </table:table-row>
        <table:table-row table:style-name="TableLine93959472459472">
          <table:table-cell table:style-name="_32_._5f_Installatie_5f_uitvoeren.A1" office:value-type="string">
            <text:p text:style-name="P31"><text:span text:style-name="Strong_20_Emphasis"><text:span text:style-name="T24"/></text:span></text:p>
          </table:table-cell>
          <table:table-cell table:style-name="_32_._5f_Installatie_5f_uitvoeren.A1" office:value-type="string">
            <text:p text:style-name="P7">Start Bitwarden.</text:p>
            <text:p text:style-name="P7">Maak een account aan met een sterk(!) Hoofdwachtwoord.</text:p>
            <text:p text:style-name="P7">Exporteer de opgeslagen wachtwoorden uit de bestaande wachtwoordbeheerder.</text:p>
            <text:p text:style-name="P7">Importeer de opgeslagen wachtwoorden in Bitwarden.</text:p>
            <text:p text:style-name="P7">Verwijder de uit de oude wachtwoordbeheerder geëxporteerde wachtwoorden.</text:p>
            <text:p text:style-name="P7">Verwijder de oude wachtwoordbeheerder.</text:p>
          </table:table-cell>
        </table:table-row>
        <table:table-row table:style-name="TableLine939594724600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0"/>
          </table:table-cell>
        </table:table-row>
        <table:table-row table:style-name="TableLine93959472460720">
          <table:table-cell table:style-name="_32_._5f_Installatie_5f_uitvoeren.A1" office:value-type="string">
            <text:p text:style-name="P42"><text:span text:style-name="Strong_20_Emphasis"><text:span text:style-name="T24"><text:s/></text:span></text:span><text:span text:style-name="Strong_20_Emphasis"><text:span text:style-name="T30"><draw:control text:anchor-type="as-char" draw:z-index="9" draw:name="Vorm 8" draw:style-name="gr1" draw:text-style-name="P5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0">Met het gebruik van Bitwarden wordt het opslaan van wachtwoorden in de browser sterk afgeraden. Dit betekent voor de browser:</text:p>
          </table:table-cell>
        </table:table-row>
        <table:table-row table:style-name="TableLine93959472461344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0"><text:span text:style-name="T69">Stop het (automatisch) opslaan van wachtwoorden</text:span></text:p>
            <text:p text:style-name="P10"><text:span text:style-name="T69">Verwijder opgeslagen wachtwoorden</text:span></text:p>
            <text:p text:style-name="P10"><text:span text:style-name="T69">Voeg de Bitwarden-extensie toe</text:span></text:p>
          </table:table-cell>
        </table:table-row>
        <table:table-row table:style-name="TableLine9395947246196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959472462592">
          <table:table-cell table:style-name="_32_._5f_Installatie_5f_uitvoeren.A1" office:value-type="string">
            <text:p text:style-name="P41"><text:span text:style-name="Strong_20_Emphasis"><text:span text:style-name="T24"/></text:span></text:p>
          </table:table-cell>
          <table:table-cell table:style-name="_32_._5f_Installatie_5f_uitvoeren.A1" office:value-type="string">
            <text:p text:style-name="P52"><text:span text:style-name="T69">Google</text:span><text:span text:style-name="T70"> </text:span><text:span text:style-name="T69">Chrome</text:span> <text:span text:style-name="T74">(voor </text:span><text:span text:style-name="T69">Firefox webbrowser</text:span><text:span text:style-name="T74"> </text:span><text:span text:style-name="T75">verloopt dit praktisch hetzelfde)</text:span></text:p>
          </table:table-cell>
        </table:table-row>
        <table:table-row table:style-name="TableLine93959472463216">
          <table:table-cell table:style-name="_32_._5f_Installatie_5f_uitvoeren.A1" office:value-type="string">
            <text:p text:style-name="P41"><text:span text:style-name="Strong_20_Emphasis"><text:span text:style-name="T24"><text:s/></text:span></text:span><text:span text:style-name="Strong_20_Emphasis"><text:span text:style-name="T30"><draw:control text:anchor-type="as-char" draw:z-index="5" draw:name="Vorm 4" draw:style-name="gr1" draw:text-style-name="P5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9"><text:span text:style-name="T69">Stop het (automatisch) opslaan van wachtwoorden</text:span></text:p>
          </table:table-cell>
        </table:table-row>
        <table:table-row table:style-name="TableLine93959472463840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9">Klik rechtsboven op de gebruikersafbeelding en kies <text:span text:style-name="T69">Je Google-account beheren</text:span>.</text:p>
            <text:p text:style-name="P9">Klik aan de linkerkant op <text:span text:style-name="T69">Beveiliging</text:span>.</text:p>
            <text:p text:style-name="P9">Scroll naar beneden en klik op <text:span text:style-name="T69">Wachtwoordmanager</text:span>.</text:p>
            <text:p text:style-name="P9">Klik rechtsboven op <text:span text:style-name="T69">tandwiel-symbool</text:span>.</text:p>
            <text:p text:style-name="P8">Zet schuifjes <text:span text:style-name="T69">Automatisch inloggen</text:span> en <text:span text:style-name="T69">Aanbieden om wachtwoorden op te slaan</text:span> uit.</text:p>
          </table:table-cell>
        </table:table-row>
        <table:table-row table:style-name="TableLine939594724647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59472465360">
          <table:table-cell table:style-name="_32_._5f_Installatie_5f_uitvoeren.A1" office:value-type="string">
            <text:p text:style-name="P41"><text:span text:style-name="Strong_20_Emphasis"><text:span text:style-name="T24"><text:s/></text:span></text:span><text:span text:style-name="Strong_20_Emphasis"><text:span text:style-name="T30"><draw:control text:anchor-type="as-char" draw:z-index="6" draw:name="Vorm 5" draw:style-name="gr1" draw:text-style-name="P5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9"><text:span text:style-name="T69">Verwijder opgeslagen wachtwoorden</text:span></text:p>
          </table:table-cell>
        </table:table-row>
        <table:table-row table:style-name="TableLine93959472465984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8">Klik rechtsboven op <text:span text:style-name="T69">Meer⋮</text:span>.</text:p>
            <text:p text:style-name="P8">Klik op Instellingen.</text:p>
            <text:p text:style-name="P8">Klik onder <text:span text:style-name="T69">Privacy en beveiliging</text:span> op <text:span text:style-name="T69">Browsegegevens wissen</text:span>.</text:p>
            <text:p text:style-name="P8">Klik op <text:span text:style-name="T69">Geavanceerd</text:span> (tab).</text:p>
            <text:p text:style-name="P8">Vink aan <text:span text:style-name="T69">Wachtwoorden en andere inloggegevens</text:span> en klik op <text:span text:style-name="T69">Gegevens wissen</text:span>.</text:p>
          </table:table-cell>
        </table:table-row>
        <table:table-row table:style-name="TableLine9395947246676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59472467552">
          <table:table-cell table:style-name="_32_._5f_Installatie_5f_uitvoeren.A1" office:value-type="string">
            <text:p text:style-name="P41"><text:span text:style-name="Strong_20_Emphasis"><text:span text:style-name="T24"><text:s/></text:span></text:span><text:span text:style-name="Strong_20_Emphasis"><text:span text:style-name="T30"><draw:control text:anchor-type="as-char" draw:z-index="7" draw:name="Vorm 6" draw:style-name="gr1" draw:text-style-name="P5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9"><text:span text:style-name="T69">Voeg de Bitwarden-extensie toe</text:span></text:p>
          </table:table-cell>
        </table:table-row>
        <table:table-row table:style-name="TableLine9395947246833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9">Ga naar <text:a xlink:type="simple" xlink:href="https://bitwarden.com/download/" text:style-name="Internet_20_link" text:visited-style-name="Visited_20_Internet_20_Link">https://bitwarden.com/download/</text:a> </text:p>
            <text:p text:style-name="P9">Scroll naar beneden en rechts van <text:span text:style-name="T69">WEB BROWSER</text:span> klik op <text:span text:style-name="T69">Google Chrome</text:span>.</text:p>
            <text:p text:style-name="P9">Klik op <text:span text:style-name="T69">Toev. aan Chrome</text:span>.</text:p>
            <text:p text:style-name="P9">Klik rechtsboven op Bitwarden-icoontje en geef het Hoofdwachtwoord.</text:p>
          </table:table-cell>
        </table:table-row>
        <table:table-row table:style-name="TableLine9395947246912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59472469904">
          <table:table-cell table:style-name="_32_._5f_Installatie_5f_uitvoeren.A1" office:value-type="string">
            <text:p text:style-name="P41"><text:span text:style-name="Strong_20_Emphasis"><text:span text:style-name="T24"><text:s/></text:span></text:span><text:span text:style-name="Strong_20_Emphasis"><text:span text:style-name="T30"><draw:control text:anchor-type="as-char" draw:z-index="8" draw:name="Vorm 7" draw:style-name="gr1" draw:text-style-name="P5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3">Eventueel, met licht veiligheidsrisico, maar groot gebruikersgemak</text:p>
          </table:table-cell>
        </table:table-row>
        <table:table-row table:style-name="TableLine9395947247121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9">Klik in Bitwarden-extensie op <text:span text:style-name="T69">Instellingen</text:span> en klik onder <text:span text:style-name="T69">BEVEILIGING</text:span> op <text:span text:style-name="T69">Time-out van de kluis</text:span> en selecteer <text:span text:style-name="T69">Nooit</text:span>.</text:p>
            <text:p text:style-name="P9">Klik in Bitwarden-extensie op <text:span text:style-name="T69">Instellingen</text:span> en klik onder <text:span text:style-name="T69">OVERIG</text:span> op <text:span text:style-name="T69">Opties</text:span> en vink aan <text:span text:style-name="T69">Automatisch invullen bij laden van pagina</text:span>.</text:p>
          </table:table-cell>
        </table:table-row>
      </table:table>
      <text:p text:style-name="P27"><text:span text:style-name="Strong_20_Emphasis"><text:span text:style-name="T32"/></text:span></text:p>
      <text:list xml:id="list195317825734714" text:continue-numbering="true" text:style-name="L1">
        <text:list-item>
          <text:p text:style-name="P45"><text:span text:style-name="Strong_20_Emphasis"><text:span text:style-name="T37">Citrix Workspace-app voor Chrome OS (telewerken) installeren<text:line-break/></text:span></text:span><text:span text:style-name="Strong_20_Emphasis"><text:span text:style-name="T33">(</text:span></text:span><text:span text:style-name="Strong_20_Emphasis"><text:span text:style-name="T15">Aka Citrix Receiver, ICA Client</text:span></text:span><text:span text:style-name="Strong_20_Emphasis"><text:span text:style-name="T18">)</text:span></text:span></text:p>
        </text:list-item>
      </text:list>
      <text:p text:style-name="P28"><text:span text:style-name="Strong_20_Emphasis"><text:span text:style-name="T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59472329440">
          <table:table-cell table:style-name="_33_._5f_Installatie_5f_afronden.A1" office:value-type="string">
            <text:p text:style-name="P32"><text:span text:style-name="Strong_20_Emphasis"><text:span text:style-name="T24"><text:s/></text:span></text:span><text:span text:style-name="Strong_20_Emphasis"><text:span text:style-name="T30"><draw:control text:anchor-type="as-char" draw:z-index="2" draw:name="Vorm24" draw:style-name="gr1" draw:text-style-name="P5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1">Start <text:span text:style-name="T69">Google Chrome</text:span>.</text:p>
            <text:p text:style-name="P11">Zoek naar: <text:span text:style-name="T73">Citrix Workspace-app voor Chrome OS</text:span></text:p>
            <text:p text:style-name="P2"><text:span text:style-name="T15">Klik op </text:span><text:span text:style-name="T36">Toev. aan Chrome</text:span><text:span text:style-name="T15">.</text:span></text:p>
            <text:p text:style-name="P11">Zorg dat Bookmarkbalk zichtbaar is via <text:span text:style-name="T69">Meer⋮</text:span>&gt; <text:span text:style-name="T69">Bladwijzers</text:span> &gt; <text:span text:style-name="T69">Bookmarkbalk bekijken</text:span>.</text:p>
            <text:p text:style-name="P11">Klik links in de Bookmarkbalk op <text:span text:style-name="T69">Apps</text:span> en klik vervolgens op <text:span text:style-name="T69">Citrix Workspace</text:span>.</text:p>
            <text:p text:style-name="P11"><text:span text:style-name="Strong_20_Emphasis"><text:span text:style-name="T15">Om een adres toe te voegen </text:span></text:span><text:span text:style-name="Strong_20_Emphasis"><text:span text:style-name="T66">of te wijzigen </text:span></text:span><text:span text:style-name="Strong_20_Emphasis"><text:span text:style-name="T15">klik op </text:span></text:span><text:span text:style-name="Strong_20_Emphasis"><text:span text:style-name="T68">Instellingen</text:span></text:span><text:span text:style-name="Strong_20_Emphasis"><text:span text:style-name="T15"> (Tandwiel-symbool).</text:span></text:span></text:p>
          </table:table-cell>
        </table:table-row>
      </table:table>
      <text:p text:style-name="P28"><text:span text:style-name="Strong_20_Emphasis"><text:span text:style-name="T13"><text:tab/></text:span></text:span></text:p>
      <text:p text:style-name="P29"><text:span text:style-name="Strong_20_Emphasis"><text:span text:style-name="T26"/></text:span></text:p>
      <text:p text:style-name="P30"><text:span text:style-name="Strong_20_Emphasis"><text:span text:style-name="T25"/></text:span></text:p>
      <text:list xml:id="list195317269610408" text:continue-numbering="true" text:style-name="L1">
        <text:list-item>
          <text:p text:style-name="P50"><text:span text:style-name="Strong_20_Emphasis"><text:span text:style-name="T61">Thunderbird (e-mail) instell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 table:style-name="TableLine93959472287616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12"><text:span text:style-name="Strong_20_Emphasis"><text:span text:style-name="T65">Voeg de extensie voor Google Agenda toe via:</text:span></text:span></text:p>
          </table:table-cell>
        </table:table-row>
        <table:table-row table:style-name="TableLine93959472495984">
          <table:table-cell table:style-name="Tabel2.A1" office:value-type="string">
            <text:p text:style-name="P38"><text:span text:style-name="Strong_20_Emphasis"><text:span text:style-name="T24"><text:s/></text:span></text:span><text:span text:style-name="Strong_20_Emphasis"><text:span text:style-name="T30"><draw:control text:anchor-type="as-char" draw:z-index="3" draw:name="Vorm40_2" draw:style-name="gr1" draw:text-style-name="P54" svg:width="0.35cm" svg:height="0.35cm" draw:control="control4"/></text:span></text:span></text:p>
          </table:table-cell>
          <table:table-cell table:style-name="Tabel2.A1" office:value-type="string">
            <text:p text:style-name="P11">Start <text:span text:style-name="T71">Mozilla </text:span><text:span text:style-name="T69">Thunderbird </text:span><text:span text:style-name="T71">e-mail/nieuws</text:span>.</text:p>
            <text:p text:style-name="P11">Ga naar <text:span text:style-name="T69">Menu openen ☰</text:span> <text:s/>&gt; <text:span text:style-name="T69">Add-ons</text:span>.</text:p>
            <text:p text:style-name="P11">Zoek <text:span text:style-name="T69">Google Agenda</text:span>.</text:p>
            <text:p text:style-name="P2"><text:span text:style-name="T15">Klik achter </text:span><text:span text:style-name="T36">Provider for Google Calendar</text:span><text:span text:style-name="T15"> op </text:span><text:span text:style-name="T36">+ Toevoegen</text:span><text:span text:style-name="T15">.</text:span></text:p>
          </table:table-cell>
        </table:table-row>
      </table:table>
      <text:p text:style-name="P21"><text:span text:style-name="Strong_20_Emphasis"><text:span text:style-name="T28"/></text:span></text:p>
      <text:p text:style-name="P21"><text:span text:style-name="Strong_20_Emphasis"><text:span text:style-name="T28"/></text:span></text:p>
      <text:list xml:id="list195316981820593" text:continue-numbering="true" text:style-name="L1">
        <text:list-item>
          <text:p text:style-name="P46"><text:span text:style-name="Strong_20_Emphasis"><text:span text:style-name="T57">Terminal (terminalvenster) altijd maximale grootte instellen</text:span></text:span></text:p>
        </text:list-item>
      </text:list>
      <text:p text:style-name="P19"/>
      <table:table table:name="Tabel1" table:style-name="Tabel1">
        <table:table-column table:style-name="Tabel1.A"/>
        <table:table-column table:style-name="Tabel1.B"/>
        <table:table-row table:style-name="TableLine93959472533536">
          <table:table-cell table:style-name="Tabel1.A1" office:value-type="string">
            <text:p text:style-name="P43"><text:span text:style-name="Strong_20_Emphasis"><text:span text:style-name="T24"><text:s/></text:span></text:span><text:span text:style-name="Strong_20_Emphasis"><text:span text:style-name="T30"><draw:control text:anchor-type="as-char" draw:z-index="10" draw:name="Vorm40_ 1" draw:style-name="gr1" draw:text-style-name="P54" svg:width="0.35cm" svg:height="0.35cm" draw:control="control11"/></text:span></text:span></text:p>
          </table:table-cell>
          <table:table-cell table:style-name="Tabel1.A1" office:value-type="string">
            <text:p text:style-name="P12">Start <text:span text:style-name="T69">Terminalvenster</text:span>.</text:p>
            <text:p text:style-name="P12">Maximaliseer het Terminalvenster.</text:p>
            <text:p text:style-name="P12">Voer de volgende opdracht uit:</text:p>
            <text:p text:style-name="P13">echo "Terminalgrootte: $COLUMNS kolommen $LINES rijen"</text:p>
            <text:p text:style-name="P12">Ga naar <text:span text:style-name="T69">☰</text:span> <text:s/>&gt; <text:span text:style-name="T69">Voorkeuren</text:span>.</text:p>
            <text:p text:style-name="P12">Onder <text:span text:style-name="T69">Profielen</text:span> klik op <text:span text:style-name="T69">Naamloos</text:span>.</text:p>
            <text:p text:style-name="P12">Vul in achter <text:span text:style-name="T69">Oorspronkelijke afmeting van de terminal </text:span><text:span text:style-name="Strong_20_Emphasis"><text:span text:style-name="T72">COLUMNS</text:span></text:span><text:span text:style-name="Strong_20_Emphasis"><text:span text:style-name="T65"> kolommen en </text:span></text:span><text:span text:style-name="Strong_20_Emphasis"><text:span text:style-name="T72">LINES</text:span></text:span><text:span text:style-name="Strong_20_Emphasis"><text:span text:style-name="T65"> rijen.<text:line-break/></text:span></text:span><text:span text:style-name="Strong_20_Emphasis"><text:span text:style-name="T67">S</text:span></text:span><text:span text:style-name="Strong_20_Emphasis"><text:span text:style-name="T65">luit </text:span></text:span><text:span text:style-name="Strong_20_Emphasis"><text:span text:style-name="T68">Voorkeuren</text:span></text:span><text:span text:style-name="Strong_20_Emphasis"><text:span text:style-name="T65">.</text:span></text:span></text:p>
          </table:table-cell>
        </table:table-row>
      </table:table>
      <text:p text:style-name="P24"><text:span text:style-name="Strong_20_Emphasis"><text:span text:style-name="T28"/></text:span></text:p>
      <text:p text:style-name="P25"><text:span text:style-name="T38">E</text:span><text:span text:style-name="T39">inde c</text:span><text:span text:style-name="T40">hecklist, </text:span><text:span text:style-name="T41">het instellen van </text:span><text:span text:style-name="Strong_20_Emphasis"><text:span text:style-name="T52">apps op </text:span></text:span><text:span text:style-name="Strong_20_Emphasis"><text:span text:style-name="T53">een</text:span></text:span><text:span text:style-name="Strong_20_Emphasis"><text:span text:style-name="T54"> </text:span></text:span><text:span text:style-name="Strong_20_Emphasis"><text:span text:style-name="T52">Ubunt</text:span></text:span><text:span text:style-name="Strong_20_Emphasis"><text:span text:style-name="T55">u</text:span></text:span><text:span text:style-name="Strong_20_Emphasis"><text:span text:style-name="T52"> of Debian GNU/Linux </text:span></text:span><text:span text:style-name="Strong_20_Emphasis"><text:span text:style-name="T56">desktop </text:span></text:span><text:span text:style-name="T40">is voltooid.</text:span></text:p>
      <text:p text:style-name="P20"/>
      <text:p text:style-name="P1"><text:span text:style-name="T31">Geschreven</text:span><text:span text:style-name="T14"> door Karel Zimmer &lt;</text:span><text:a xlink:type="simple" xlink:href="mailto:info@karelzimmer.nl" text:style-name="Internet_20_link" text:visited-style-name="Visited_20_Internet_20_Link"><text:span text:style-name="T63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Debian-desktop</text:file-name></text:span><text:span text:style-name="MT2"><text:tab/><text:tab/></text:span><text:span text:style-name="MT1"><text:date style:data-style-name="N36" text:date-value="2022-05-05T19:53:16.632800647">05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19:53:13.109625543</dc:date>
    <meta:keyword>Installatie</meta:keyword>
    <meta:keyword>Checklist</meta:keyword>
    <meta:keyword>Linux</meta:keyword>
    <meta:editing-cycles>6412</meta:editing-cycles>
    <meta:editing-duration>P11DT6H55M43S</meta:editing-duration>
    <meta:print-date>2021-03-23T20:07:57.967210640</meta:print-date>
    <dc:creator>Karel Zimmer</dc:creator>
    <meta:document-statistic meta:table-count="5" meta:image-count="0" meta:object-count="0" meta:page-count="4" meta:paragraph-count="85" meta:word-count="498" meta:character-count="3673" meta:non-whitespace-character-count="3234"/>
    <meta:user-defined meta:name="Info 1"/>
    <meta:user-defined meta:name="Info 2"/>
    <meta:user-defined meta:name="Info 3"/>
    <meta:user-defined meta:name="Info 4"/>
  </office:meta>
</office:document-meta>
</file>